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0000000100D0D848DF.png" manifest:media-type="image/png"/>
  <manifest:file-entry manifest:full-path="Pictures/10000001000000C8000000C8F1607BF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28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2.6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5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4.193cm" loext:decorative="false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draw:stroke="solid" draw:stroke-dash="Line_20_with_20_Fine_20_Dots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44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41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Monaco"/>
    </style:style>
    <style:style style:name="P4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style:font-name="Monaco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1.524cm" svg:x="4.883cm" svg:y="10.906cm">
          <draw:image xlink:href="Pictures/10000001000000C8000000C8F1607BF6.png" xlink:type="simple" xlink:show="embed" xlink:actuate="onLoad" draw:mime-type="image/png">
            <text:p/>
          </draw:image>
        </draw:frame>
        <draw:frame draw:style-name="gr1" draw:text-style-name="P1" draw:layer="layout" svg:width="1.923cm" svg:height="1.923cm" svg:x="4.684cm" svg:y="7.332cm">
          <draw:image xlink:href="Pictures/100000010000010000000100D0D848DF.png" xlink:type="simple" xlink:show="embed" xlink:actuate="onLoad" draw:mime-type="image/png">
            <text:p/>
          </draw:image>
        </draw:frame>
        <draw:frame draw:style-name="gr2" draw:text-style-name="P3" draw:layer="layout" svg:width="2.788cm" svg:height="1.843cm" svg:x="4.251cm" svg:y="12.427cm">
          <draw:text-box>
            <text:p text:style-name="P2"><text:span text:style-name="T1">alice</text:span></text:p>
            <text:p text:style-name="P2"><text:span text:style-name="T1">(user)</text:span></text:p>
          </draw:text-box>
        </draw:frame>
        <draw:frame draw:style-name="gr3" draw:text-style-name="P3" draw:layer="layout" svg:width="3.169cm" svg:height="1.843cm" svg:x="4.061cm" svg:y="5.461cm">
          <draw:text-box>
            <text:p text:style-name="P2"><text:span text:style-name="T1">(group)</text:span></text:p>
            <text:p text:style-name="P2"><text:span text:style-name="T1">alice</text:span></text:p>
          </draw:text-box>
        </draw:frame>
        <draw:frame draw:style-name="gr1" draw:text-style-name="P1" draw:layer="layout" svg:width="1.524cm" svg:height="1.524cm" svg:x="8.084cm" svg:y="10.907cm">
          <draw:image xlink:href="Pictures/10000001000000C8000000C8F1607BF6.png" xlink:type="simple" xlink:show="embed" xlink:actuate="onLoad" draw:mime-type="image/png">
            <text:p/>
          </draw:image>
        </draw:frame>
        <draw:frame draw:style-name="gr1" draw:text-style-name="P1" draw:layer="layout" svg:width="1.923cm" svg:height="1.923cm" svg:x="7.885cm" svg:y="7.333cm">
          <draw:image xlink:href="Pictures/100000010000010000000100D0D848DF.png" xlink:type="simple" xlink:show="embed" xlink:actuate="onLoad" draw:mime-type="image/png">
            <text:p/>
          </draw:image>
        </draw:frame>
        <draw:frame draw:style-name="gr2" draw:text-style-name="P3" draw:layer="layout" svg:width="2.788cm" svg:height="1.843cm" svg:x="7.452cm" svg:y="12.428cm">
          <draw:text-box>
            <text:p text:style-name="P2"><text:span text:style-name="T1">bob</text:span></text:p>
            <text:p text:style-name="P2"><text:span text:style-name="T1">(user)</text:span></text:p>
          </draw:text-box>
        </draw:frame>
        <draw:frame draw:style-name="gr3" draw:text-style-name="P3" draw:layer="layout" svg:width="3.169cm" svg:height="1.843cm" svg:x="7.262cm" svg:y="5.462cm">
          <draw:text-box>
            <text:p text:style-name="P2"><text:span text:style-name="T1">(group)</text:span></text:p>
            <text:p text:style-name="P2"><text:span text:style-name="T1">bob</text:span></text:p>
          </draw:text-box>
        </draw:frame>
        <draw:frame draw:style-name="gr1" draw:text-style-name="P1" draw:layer="layout" svg:width="1.923cm" svg:height="1.923cm" svg:x="11.086cm" svg:y="7.333cm">
          <draw:image xlink:href="Pictures/100000010000010000000100D0D848DF.png" xlink:type="simple" xlink:show="embed" xlink:actuate="onLoad" draw:mime-type="image/png">
            <text:p/>
          </draw:image>
        </draw:frame>
        <draw:frame draw:style-name="gr3" draw:text-style-name="P3" draw:layer="layout" svg:width="3.169cm" svg:height="1.843cm" svg:x="10.463cm" svg:y="5.462cm">
          <draw:text-box>
            <text:p text:style-name="P2"><text:span text:style-name="T1">(group)</text:span></text:p>
            <text:p text:style-name="P2"><text:span text:style-name="T1">vip</text:span></text:p>
          </draw:text-box>
        </draw:frame>
        <draw:frame draw:style-name="gr4" draw:text-style-name="P1" draw:layer="layout" svg:width="1.524cm" svg:height="1.524cm" svg:x="18.386cm" svg:y="10.909cm">
          <draw:image xlink:href="Pictures/10000001000000C8000000C8F1607BF6.png" xlink:type="simple" xlink:show="embed" xlink:actuate="onLoad" draw:mime-type="image/png">
            <text:p/>
          </draw:image>
        </draw:frame>
        <draw:frame draw:style-name="gr4" draw:text-style-name="P1" draw:layer="layout" svg:width="1.923cm" svg:height="1.923cm" svg:x="18.187cm" svg:y="7.335cm">
          <draw:image xlink:href="Pictures/100000010000010000000100D0D848DF.png" xlink:type="simple" xlink:show="embed" xlink:actuate="onLoad" draw:mime-type="image/png">
            <text:p/>
          </draw:image>
        </draw:frame>
        <draw:frame draw:style-name="gr5" draw:text-style-name="P3" draw:layer="layout" svg:width="4.694cm" svg:height="1.843cm" svg:x="16.854cm" svg:y="12.43cm">
          <draw:text-box>
            <text:p text:style-name="P2"><text:span text:style-name="T1">root</text:span></text:p>
            <text:p text:style-name="P2"><text:span text:style-name="T1">(superuser)</text:span></text:p>
          </draw:text-box>
        </draw:frame>
        <draw:frame draw:style-name="gr3" draw:text-style-name="P3" draw:layer="layout" svg:width="3.169cm" svg:height="1.843cm" svg:x="17.564cm" svg:y="5.464cm">
          <draw:text-box>
            <text:p text:style-name="P2"><text:span text:style-name="T1">(group)</text:span></text:p>
            <text:p text:style-name="P2"><text:span text:style-name="T1">root</text:span></text:p>
          </draw:text-box>
        </draw:frame>
        <draw:line draw:style-name="gr6" draw:text-style-name="P1" draw:layer="layout" svg:x1="5.651cm" svg:y1="10.906cm" svg:x2="5.651cm" svg:y2="9.128cm">
          <text:p/>
        </draw:line>
        <draw:line draw:style-name="gr6" draw:text-style-name="P1" draw:layer="layout" svg:x1="8.851cm" svg:y1="10.907cm" svg:x2="8.851cm" svg:y2="9.129cm">
          <text:p/>
        </draw:line>
        <draw:line draw:style-name="gr7" draw:text-style-name="P1" draw:layer="layout" svg:x1="8.851cm" svg:y1="10.908cm" svg:x2="11.566cm" svg:y2="9.128cm">
          <text:p/>
        </draw:line>
        <draw:line draw:style-name="gr6" draw:text-style-name="P1" draw:layer="layout" svg:x1="19.151cm" svg:y1="10.909cm" svg:x2="19.151cm" svg:y2="9.131cm">
          <text:p/>
        </draw:line>
        <draw:frame draw:style-name="gr1" draw:text-style-name="P1" draw:layer="layout" svg:width="1.524cm" svg:height="1.524cm" svg:x="14.485cm" svg:y="10.908cm">
          <draw:image xlink:href="Pictures/10000001000000C8000000C8F1607BF6.png" xlink:type="simple" xlink:show="embed" xlink:actuate="onLoad" draw:mime-type="image/png">
            <text:p/>
          </draw:image>
        </draw:frame>
        <draw:frame draw:style-name="gr1" draw:text-style-name="P1" draw:layer="layout" svg:width="1.923cm" svg:height="1.923cm" svg:x="14.286cm" svg:y="7.334cm">
          <draw:image xlink:href="Pictures/100000010000010000000100D0D848DF.png" xlink:type="simple" xlink:show="embed" xlink:actuate="onLoad" draw:mime-type="image/png">
            <text:p/>
          </draw:image>
        </draw:frame>
        <draw:frame draw:style-name="gr2" draw:text-style-name="P3" draw:layer="layout" svg:width="2.788cm" svg:height="1.843cm" svg:x="13.853cm" svg:y="12.429cm">
          <draw:text-box>
            <text:p text:style-name="P2"><text:span text:style-name="T1">eve</text:span></text:p>
            <text:p text:style-name="P2"><text:span text:style-name="T1">(user)</text:span></text:p>
          </draw:text-box>
        </draw:frame>
        <draw:frame draw:style-name="gr3" draw:text-style-name="P3" draw:layer="layout" svg:width="3.169cm" svg:height="1.843cm" svg:x="13.663cm" svg:y="5.463cm">
          <draw:text-box>
            <text:p text:style-name="P2"><text:span text:style-name="T1">(group)</text:span></text:p>
            <text:p text:style-name="P2"><text:span text:style-name="T1">eve</text:span></text:p>
          </draw:text-box>
        </draw:frame>
        <draw:line draw:style-name="gr6" draw:text-style-name="P1" draw:layer="layout" svg:x1="15.252cm" svg:y1="10.908cm" svg:x2="15.252cm" svg:y2="9.13cm">
          <text:p/>
        </draw:line>
        <draw:line draw:style-name="gr7" draw:text-style-name="P1" draw:layer="layout" svg:x1="15.252cm" svg:y1="10.909cm" svg:x2="12.522cm" svg:y2="9.128cm">
          <text:p/>
        </draw:line>
        <draw:line draw:style-name="gr6" draw:text-style-name="P1" draw:layer="layout" svg:x1="9.926cm" svg:y1="14.969cm" svg:x2="11.346cm" svg:y2="14.978cm">
          <text:p/>
        </draw:line>
        <draw:line draw:style-name="gr7" draw:text-style-name="P1" draw:layer="layout" svg:x1="12.491cm" svg:y1="14.978cm" svg:x2="13.761cm" svg:y2="14.978cm">
          <text:p/>
        </draw:line>
        <draw:frame draw:style-name="gr8" draw:text-style-name="P4" draw:layer="layout" svg:width="1.942cm" svg:height="1.505cm" svg:x="9.666cm" svg:y="15.14cm">
          <draw:text-box>
            <text:p text:style-name="P2"><text:span text:style-name="T2">main</text:span></text:p>
            <text:p text:style-name="P2"><text:span text:style-name="T2">group</text:span></text:p>
          </draw:text-box>
        </draw:frame>
        <draw:frame draw:style-name="gr9" draw:text-style-name="P4" draw:layer="layout" svg:width="2.919cm" svg:height="1.505cm" svg:x="11.667cm" svg:y="15.141cm">
          <draw:text-box>
            <text:p text:style-name="P2"><text:span text:style-name="T2">additional</text:span></text:p>
            <text:p text:style-name="P2"><text:span text:style-name="T2">group</text:span></text:p>
          </draw:text-box>
        </draw:frame>
        <draw:line draw:style-name="gr7" draw:text-style-name="P1" draw:layer="layout" svg:x1="8.861cm" svg:y1="10.919cm" svg:x2="6.131cm" svg:y2="9.1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1T10:03:38.597079935</meta:creation-date>
    <dc:date>2024-09-08T01:54:39.601948295</dc:date>
    <meta:editing-duration>PT6M9S</meta:editing-duration>
    <meta:editing-cycles>2</meta:editing-cycles>
    <meta:generator>LibreOffice/24.8.0.3$MacOSX_X86_64 LibreOffice_project/0bdf1299c94fe897b119f97f3c613e9dca6be583</meta:generator>
    <meta:document-statistic meta:object-count="29"/>
  </office:meta>
</office:document-meta>
</file>